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ui-sans-serif, system-ui, apple-system, BlinkMacSystemFont, 'segoe ui', Roboto, 'helvetica neue', Arial, 'noto sans', sans-serif, 'apple color emoji', 'segoe ui emoji', 'segoe ui symbol', 'noto color emoji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a41" officeooo:paragraph-rsid="00029a41"/>
    </style:style>
    <style:style style:name="P2" style:family="paragraph" style:parent-style-name="Standard">
      <style:text-properties officeooo:rsid="0002bf68" officeooo:paragraph-rsid="0002bf68"/>
    </style:style>
    <style:style style:name="P3" style:family="paragraph" style:parent-style-name="Standard">
      <style:text-properties officeooo:paragraph-rsid="00029a41"/>
    </style:style>
    <style:style style:name="P4" style:family="paragraph" style:parent-style-name="Standard">
      <style:text-properties officeooo:rsid="0005e9da" officeooo:paragraph-rsid="0005e9da"/>
    </style:style>
    <style:style style:name="P5" style:family="paragraph" style:parent-style-name="Standard">
      <style:text-properties officeooo:rsid="0005e9da" officeooo:paragraph-rsid="0007c8f7"/>
    </style:style>
    <style:style style:name="P6" style:family="paragraph" style:parent-style-name="Standard">
      <style:text-properties officeooo:rsid="0005e9da" officeooo:paragraph-rsid="000db0b9"/>
    </style:style>
    <style:style style:name="P7" style:family="paragraph" style:parent-style-name="Standard">
      <style:text-properties officeooo:rsid="0005e9da" officeooo:paragraph-rsid="0010dc7f"/>
    </style:style>
    <style:style style:name="P8" style:family="paragraph" style:parent-style-name="Standard">
      <style:text-properties officeooo:rsid="0010dc7f" officeooo:paragraph-rsid="0010dc7f"/>
    </style:style>
    <style:style style:name="P9" style:family="paragraph" style:parent-style-name="Standard">
      <style:text-properties officeooo:rsid="0015be54" officeooo:paragraph-rsid="0015be54"/>
    </style:style>
    <style:style style:name="P10" style:family="paragraph" style:parent-style-name="Standard">
      <style:text-properties officeooo:rsid="001f5016" officeooo:paragraph-rsid="001f5016"/>
    </style:style>
    <style:style style:name="P11" style:family="paragraph" style:parent-style-name="Standard">
      <style:text-properties officeooo:rsid="0021be97" officeooo:paragraph-rsid="0021be97"/>
    </style:style>
    <style:style style:name="P12" style:family="paragraph" style:parent-style-name="Standard">
      <style:text-properties officeooo:rsid="002945f3" officeooo:paragraph-rsid="002945f3"/>
    </style:style>
    <style:style style:name="P13" style:family="paragraph" style:parent-style-name="Standard">
      <style:text-properties officeooo:rsid="002e3114" officeooo:paragraph-rsid="002e3114"/>
    </style:style>
    <style:style style:name="P14" style:family="paragraph" style:parent-style-name="Standard">
      <style:text-properties officeooo:paragraph-rsid="002e3114"/>
    </style:style>
    <style:style style:name="P15" style:family="paragraph" style:parent-style-name="Standard">
      <style:text-properties officeooo:rsid="00543bfd" officeooo:paragraph-rsid="00568feb"/>
    </style:style>
    <style:style style:name="P16" style:family="paragraph" style:parent-style-name="Standard">
      <style:text-properties officeooo:paragraph-rsid="00568feb"/>
    </style:style>
    <style:style style:name="P17" style:family="paragraph" style:parent-style-name="Standard">
      <style:text-properties officeooo:rsid="005b7dd7" officeooo:paragraph-rsid="005b7dd7"/>
    </style:style>
    <style:style style:name="P18" style:family="paragraph" style:parent-style-name="Standard">
      <style:text-properties officeooo:rsid="005eeaf3" officeooo:paragraph-rsid="005eeaf3"/>
    </style:style>
    <style:style style:name="P19" style:family="paragraph" style:parent-style-name="Standard">
      <style:text-properties officeooo:rsid="0060f0a9" officeooo:paragraph-rsid="0060f0a9"/>
    </style:style>
    <style:style style:name="P20" style:family="paragraph" style:parent-style-name="Standard">
      <style:text-properties fo:font-weight="normal" officeooo:rsid="0063a6bf" officeooo:paragraph-rsid="0063a6bf" style:font-weight-asian="normal" style:font-weight-complex="normal"/>
    </style:style>
    <style:style style:name="P21" style:family="paragraph" style:parent-style-name="Standard">
      <style:text-properties fo:font-weight="normal" officeooo:rsid="0071ca4e" officeooo:paragraph-rsid="0071ca4e" style:font-weight-asian="normal" style:font-weight-complex="normal"/>
    </style:style>
    <style:style style:name="P22" style:family="paragraph" style:parent-style-name="Standard">
      <style:text-properties fo:font-weight="normal" officeooo:rsid="00785f36" officeooo:paragraph-rsid="00785f36" style:font-weight-asian="normal" style:font-weight-complex="normal"/>
    </style:style>
    <style:style style:name="P23" style:family="paragraph" style:parent-style-name="Standard">
      <style:text-properties fo:font-weight="normal" officeooo:rsid="007a3bb6" officeooo:paragraph-rsid="007a3bb6" style:font-weight-asian="normal" style:font-weight-complex="normal"/>
    </style:style>
    <style:style style:name="P24" style:family="paragraph" style:parent-style-name="Standard">
      <style:text-properties officeooo:rsid="0086fa5c" officeooo:paragraph-rsid="0086fa5c"/>
    </style:style>
    <style:style style:name="P25" style:family="paragraph" style:parent-style-name="Standard">
      <style:text-properties officeooo:rsid="009602cb" officeooo:paragraph-rsid="009602cb"/>
    </style:style>
    <style:style style:name="P26" style:family="paragraph" style:parent-style-name="Standard">
      <style:text-properties officeooo:paragraph-rsid="009602cb"/>
    </style:style>
    <style:style style:name="P27" style:family="paragraph" style:parent-style-name="Standard">
      <style:paragraph-properties fo:text-align="center" style:justify-single-word="false"/>
      <style:text-properties fo:font-size="15pt" fo:font-weight="bold" officeooo:rsid="00029a41" officeooo:paragraph-rsid="00029a41" style:font-size-asian="15pt" style:font-weight-asian="bold" style:font-size-complex="15pt" style:font-weight-complex="bold"/>
    </style:style>
    <style:style style:name="T1" style:family="text">
      <style:text-properties officeooo:rsid="0002bf68"/>
    </style:style>
    <style:style style:name="T2" style:family="text">
      <style:text-properties officeooo:rsid="0003ba84"/>
    </style:style>
    <style:style style:name="T3" style:family="text">
      <style:text-properties officeooo:rsid="000415e2"/>
    </style:style>
    <style:style style:name="T4" style:family="text">
      <style:text-properties officeooo:rsid="0009de1f"/>
    </style:style>
    <style:style style:name="T5" style:family="text">
      <style:text-properties officeooo:rsid="000bf4c4"/>
    </style:style>
    <style:style style:name="T6" style:family="text">
      <style:text-properties officeooo:rsid="000db0b9"/>
    </style:style>
    <style:style style:name="T7" style:family="text">
      <style:text-properties officeooo:rsid="0010dc7f"/>
    </style:style>
    <style:style style:name="T8" style:family="text">
      <style:text-properties officeooo:rsid="001c32ee"/>
    </style:style>
    <style:style style:name="T9" style:family="text">
      <style:text-properties officeooo:rsid="001f5016"/>
    </style:style>
    <style:style style:name="T10" style:family="text">
      <style:text-properties officeooo:rsid="002b1d47"/>
    </style:style>
    <style:style style:name="T11" style:family="text">
      <style:text-properties officeooo:rsid="002e3114"/>
    </style:style>
    <style:style style:name="T12" style:family="text">
      <style:text-properties officeooo:rsid="003f558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2bf68" style:font-weight-asian="bold" style:font-weight-complex="bold"/>
    </style:style>
    <style:style style:name="T15" style:family="text">
      <style:text-properties fo:font-weight="bold" officeooo:rsid="001c32ee" style:font-weight-asian="bold" style:font-weight-complex="bold"/>
    </style:style>
    <style:style style:name="T16" style:family="text">
      <style:text-properties fo:font-weight="bold" officeooo:rsid="001f5016" style:font-weight-asian="bold" style:font-weight-complex="bold"/>
    </style:style>
    <style:style style:name="T17" style:family="text">
      <style:text-properties fo:font-weight="bold" officeooo:rsid="003f5580" style:font-weight-asian="bold" style:font-weight-complex="bold"/>
    </style:style>
    <style:style style:name="T18" style:family="text">
      <style:text-properties fo:font-weight="bold" officeooo:rsid="00593bdd" style:font-weight-asian="bold" style:font-weight-complex="bold"/>
    </style:style>
    <style:style style:name="T19" style:family="text">
      <style:text-properties fo:font-weight="bold" officeooo:rsid="0068ecd9" style:font-weight-asian="bold" style:font-weight-complex="bold"/>
    </style:style>
    <style:style style:name="T20" style:family="text">
      <style:text-properties fo:font-weight="bold" officeooo:rsid="007b13c4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482f6" style:font-weight-asian="normal" style:font-weight-complex="normal"/>
    </style:style>
    <style:style style:name="T23" style:family="text">
      <style:text-properties fo:font-weight="normal" officeooo:rsid="00482011" style:font-weight-asian="normal" style:font-weight-complex="normal"/>
    </style:style>
    <style:style style:name="T24" style:family="text">
      <style:text-properties loext:padding="0in" loext:border="none"/>
    </style:style>
    <style:style style:name="T25" style:family="text">
      <style:text-properties officeooo:rsid="00543bfd"/>
    </style:style>
    <style:style style:name="T26" style:family="text">
      <style:text-properties officeooo:rsid="00593bdd"/>
    </style:style>
    <style:style style:name="T27" style:family="text">
      <style:text-properties officeooo:rsid="0068ecd9"/>
    </style:style>
    <style:style style:name="T28" style:family="text">
      <style:text-properties officeooo:rsid="0069d8ab"/>
    </style:style>
    <style:style style:name="T29" style:family="text">
      <style:text-properties officeooo:rsid="006c8e52"/>
    </style:style>
    <style:style style:name="T30" style:family="text">
      <style:text-properties officeooo:rsid="007b13c4"/>
    </style:style>
    <style:style style:name="T31" style:family="text">
      <style:text-properties officeooo:rsid="009602cb"/>
    </style:style>
    <style:style style:name="T32" style:family="text">
      <style:text-properties fo:font-variant="normal" fo:text-transform="none" fo:color="#4e545b" style:font-name="Inter" fo:font-size="12pt" fo:letter-spacing="normal" fo:font-style="normal" fo:font-weight="normal"/>
    </style:style>
    <style:style style:name="T33" style:family="text">
      <style:text-properties fo:font-variant="normal" fo:text-transform="none" fo:color="#4e545b" style:font-name="Liberation Serif" fo:font-size="12pt" fo:letter-spacing="normal" fo:font-style="normal" fo:font-weight="normal"/>
    </style:style>
    <style:style style:name="T34" style:family="text">
      <style:text-properties fo:font-variant="normal" fo:text-transform="none" fo:color="#4e545b" style:font-name="Liberation Serif" fo:font-size="12pt" fo:letter-spacing="normal" fo:font-style="normal" fo:font-weight="normal" officeooo:rsid="0097b8dd"/>
    </style:style>
    <style:style style:name="T35" style:family="text">
      <style:text-properties style:font-name="Liberation Serif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Redis Stream</text:p>
      <text:p text:style-name="P3">- Concept: là <text:span text:style-name="T13">cấu trúc dữ liệu lưu trữ </text:span>trong <text:span text:style-name="T13">bộ nhớ</text:span> <text:span text:style-name="T2">(RAM, DISK...)</text:span></text:p>
      <text:p text:style-name="P1"><text:span text:style-name="T1">+ Là </text:span><text:span text:style-name="T14">open-source</text:span><text:span text:style-name="T1"> được viết bằng </text:span><text:span text:style-name="T14">C</text:span><text:span text:style-name="T1"> </text:span><text:span text:style-name="T3">=&gt; Tốc độ xử lý (Đọc , Ghi) nhanh</text:span></text:p>
      <text:p text:style-name="P2">+ Sử dụng cho: Big Database, Streaming, Message Broken, real time app…</text:p>
      <text:p text:style-name="P2">- Redis Stream:</text:p>
      <text:p text:style-name="P2">+ Là cấu trúc dữ liệu <text:span text:style-name="T13">nạp chồng luồng dữ liệu</text:span></text:p>
      <text:p text:style-name="P4">+ Đồng bộ events thời gian thực:</text:p>
      <text:p text:style-name="P4">- Event Sourcing (user action….)</text:p>
      <text:p text:style-name="P4">- Sensor monitoring (Hệ thống theo dõi cảm biến): Thu thập dữ liệu từ các thiêt bị</text:p>
      <text:p text:style-name="P4">- Notifications</text:p>
      <text:p text:style-name="P5">+ Main concept: </text:p>
      <text:p text:style-name="P5">- Redis là các <text:span text:style-name="T13">entry</text:span> với IDs auto generate from <text:span text:style-name="T13">redis server.</text:span></text:p>
      <text:p text:style-name="P5">- ID <text:span text:style-name="T4">=&gt; timestamp – count</text:span></text:p>
      <text:p text:style-name="P5">- Command: XADD, XREAD, XREADGROUP, XRANGE.</text:p>
      <text:p text:style-name="P5">** Tìm hiểu XADD, XREAD, XREADGROUP, XRANGE</text:p>
      <text:p text:style-name="P5">- XADD: Thêm <text:span text:style-name="T5">1 entry mới vào 1 Stream chỉ định</text:span></text:p>
      <text:p text:style-name="P7">*** Performence: </text:p>
      <text:p text:style-name="P7"><text:span text:style-name="T7">+ </text:span>Time insert <text:span text:style-name="T7">= O(1)</text:span></text:p>
      <text:p text:style-name="P8">+ Time get = O(n) (n = length of ID).</text:p>
      <text:p text:style-name="P9">+ Algo: <text:span text:style-name="T13">Redis Tree</text:span></text:p>
      <text:p text:style-name="P5">- XREAD: Đọc <text:span text:style-name="T5">1/nhiều entries, thực hiện query với một số options (E.g: Bắt đầu read từ ID nào, hoặc xử dụng BLOCK để tối ưu việc xử lý của các consumer, với thời gian timeout (khi k thấy phan hồi từ server))</text:span></text:p>
      <text:p text:style-name="P6">- XRANGE:: Trả về range entries trong <text:span text:style-name="T6">1 khoảng Ids(Start) =&gt; Id(End)</text:span></text:p>
      <text:p text:style-name="P6">- XLEN: <text:span text:style-name="T6">=&gt; number entries trong Stream</text:span></text:p>
      <text:p text:style-name="P6">**** Deep understand about redis stream:</text:p>
      <text:p text:style-name="P13">1) Thêm entry to stream</text:p>
      <text:p text:style-name="P6">- Stream: Mô hình cấu trúc dữ liệu chỉ <text:span text:style-name="T13">nạp chồng </text:span><text:span text:style-name="T8">(tuần tự), sử dụng CMD: </text:span><text:span text:style-name="T15">XADD</text:span></text:p>
      <text:p text:style-name="P6">- Entry IDS: <text:span text:style-name="T9">&lt;</text:span><text:span text:style-name="T16">miliseconds</text:span><text:span text:style-name="T9">&gt;-&lt;</text:span><text:span text:style-name="T16">sequenceNumber</text:span><text:span text:style-name="T9">&gt;</text:span></text:p>
      <text:p text:style-name="P10">+ miliseconds: là local-time được lấy từ redis server.</text:p>
      <text:p text:style-name="P11">+ sequenceNumber: Được sử dụng khi <text:s/><text:span text:style-name="T9">miliseconds bị trùng lặp do entry đồng thời được tạo, nó sẽ được xử lý tự động tăng dần…. giải quyết được vấn đề trùng lặp ID.</text:span></text:p>
      <text:p text:style-name="P12">+ Một ý tưởng lưu trữ ID hay để sử dụng cho việc query by IDs. <text:span text:style-name="T10">(=&gt; sẽ Query theo range time được lưu trữ trong entry ID)</text:span></text:p>
      <text:p text:style-name="P13">2) Get entries từ stream</text:p>
      <text:p text:style-name="P13">- Các mesages của <text:span text:style-name="T12">1 stream có thể được phân bổ tới nhiều </text:span><text:span text:style-name="T17">consumer</text:span></text:p>
      <text:p text:style-name="P13">- Các consumer được chia thành nhiều <text:span text:style-name="T13">Group </text:span><text:span text:style-name="T21">để xử lý cùng </text:span><text:span text:style-name="T22">1 tác vụ (vd: đọc message, delete, hoặc các bissiness chuyên biệt)</text:span></text:p>
      <text:p text:style-name="P13"><text:span text:style-name="T22">- </text:span><text:span text:style-name="T23">Các mesage sẽ được chia ra xử lý bởi các consumer, mỗi consumer sẽ xử lý các mesage khác nhau.</text:span></text:p>
      <text:p text:style-name="P14"><text:span text:style-name="T11">- </text:span><text:bookmark text:name="querying-by-range-xrange-and-xrevrange"/>XRANGE and XREVRANGE</text:p>
      <text:p text:style-name="P15">+ <text:s/>XRANGE: Get mesage trong start(ID) và end(ID)</text:p>
      <text:p text:style-name="P16"><text:span text:style-name="T25">E.g: </text:span><text:span text:style-name="Source_20_Text"><text:span text:style-name="T24">XRANGE mystream - +</text:span></text:span></text:p>
      <text:p text:style-name="P15">*** <text:span text:style-name="T13">- </text:span><text:span text:style-name="T26">=&gt; từ ID nhỏ nhất to </text:span><text:span text:style-name="T18">+</text:span><text:span text:style-name="T26"> <text:s/>tới ID lớn nhất</text:span></text:p>
      <text:p text:style-name="P17">+ Có thế thay thế [-, +] bằng các [ID_min, ID_max] tương ứng</text:p>
      <text:p text:style-name="P18">+ IDs dùng dderr query range có thể bỏ qua sequence_number =&gt; default sẽ sử dụng min=0, and max-sequence-number</text:p>
      <text:p text:style-name="P19">+ CMD cho phép ta GET số lượng bản ghi (options) =&gt; giảm tải response được trả về</text:p>
      <text:p text:style-name="P19">+ XREVRANGE là đảo ngược của <text:s/><text:span text:style-name="T25">XRANGE</text:span></text:p>
      <text:p text:style-name="P14"><text:span text:style-name="T11">- </text:span><text:bookmark text:name="listening-for-new-items-with-xread"/><text:span text:style-name="T13">Listening for new items with XREAD</text:span></text:p>
      <text:p text:style-name="P20">+ Có 3 cách xử lý:</text:p>
      <text:p text:style-name="P20"><text:soft-page-break/>- <text:span text:style-name="T27">&lt;</text:span><text:span text:style-name="T19">Sử dung XREAD stream thông thường</text:span><text:span text:style-name="T27">&gt;</text:span>1 stream sử dụng nhiều client (consumers) đợi data từ redis server . Với entry mới sẽ được quan sát bởi mọi consumer</text:p>
      <text:p text:style-name="P20">- <text:span text:style-name="T28">&lt;Sử dụng XREAD stream với BLOCK options&gt;: Các consumer sẽ chia nhau ra để xử lý các entry khác nhau.</text:span></text:p>
      <text:p text:style-name="P20">- <text:span text:style-name="T29">&lt;Sử dụng consumer group&gt;: Chia các consumer thành các group consumer điều này mang lại cho ta nhiều function mà blocking list or Pub/Sub không thể thực hiện:</text:span></text:p>
      <text:p text:style-name="P21">+ ack những entry đã được xử lý: Điều này sẽ giúp cho các consumer khác trong group nhận biết rằng entry này đã được xử lý ở 1 flow nào đó trong stream, có thể dùng cho việc đánh dấu và get những entry no-ack để các consumer xử lý tiếp.</text:p>
      <text:p text:style-name="P22">+ Có thể get/theo dõi các pending items</text:p>
      <text:p text:style-name="P23">+ Claim những entry item no-ack <text:span text:style-name="T30">(Chưa được xử lý): </text:span><text:span text:style-name="T20">Xử dụng XClaim command</text:span></text:p>
      <text:p text:style-name="P24">+ Có thể truy xuất các lịch sử xử lý của từng <text:span text:style-name="T13">Client</text:span></text:p>
      <text:p text:style-name="P24"><text:span text:style-name="T13">*** Finally: XREAD </text:span><text:span text:style-name="T21">cung </text:span><text:span text:style-name="T35">cấp</text:span><text:span text:style-name="T21"> cho client khả năng lắng nghe new message tồn tại trong Stream</text:span></text:p>
      <text:p text:style-name="P25">- 2 options tương ứng:</text:p>
      <text:p text:style-name="P26"><text:span text:style-name="T31">+ </text:span><text:span text:style-name="T32">non-blocking: </text:span><text:span text:style-name="T33">Sẽ chỉ đọc và trả ra các entry theo options</text:span></text:p>
      <text:p text:style-name="P25"><text:span text:style-name="T33">+ bloking: Sẽ alway run cmd to listen for new message </text:span><text:span text:style-name="T34">(Real time).<text:tab/></text:span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ui-sans-serif, system-ui, apple-system, BlinkMacSystemFont, 'segoe ui', Roboto, 'helvetica neue', Arial, 'noto sans', sans-serif, 'apple color emoji', 'segoe ui emoji', 'segoe ui symbol', 'noto color emoji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3T14:39:20.871966827</meta:creation-date>
    <dc:date>2023-07-03T18:22:25.392530491</dc:date>
    <meta:editing-duration>PT2H20M11S</meta:editing-duration>
    <meta:editing-cycles>61</meta:editing-cycles>
    <meta:generator>LibreOffice/6.4.7.2$Linux_X86_64 LibreOffice_project/40$Build-2</meta:generator>
    <meta:document-statistic meta:table-count="0" meta:image-count="0" meta:object-count="0" meta:page-count="2" meta:paragraph-count="55" meta:word-count="695" meta:character-count="3435" meta:non-whitespace-character-count="2787"/>
  </office:meta>
</office:document-meta>
</file>